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officeooo:rsid="00047d38" officeooo:paragraph-rsid="00047d38"/>
    </style:style>
    <style:style style:name="P2" style:family="paragraph" style:parent-style-name="Standard">
      <style:text-properties officeooo:rsid="000585c2" officeooo:paragraph-rsid="000585c2"/>
    </style:style>
    <style:style style:name="P3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78918" style:font-size-asian="44pt" style:font-weight-asian="bold" style:font-size-complex="44pt" style:font-weight-complex="bold"/>
    </style:style>
    <style:style style:name="P6" style:family="paragraph" style:parent-style-name="Standard">
      <style:text-properties officeooo:rsid="000627f7" officeooo:paragraph-rsid="000627f7"/>
    </style:style>
    <style:style style:name="P7" style:family="paragraph" style:parent-style-name="Standard">
      <style:text-properties officeooo:rsid="00074074" officeooo:paragraph-rsid="00074074"/>
    </style:style>
    <style:style style:name="P8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  <style:style style:name="P9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a7fb7"/>
    </style:style>
    <style:style style:name="P10" style:family="paragraph" style:parent-style-name="Standard">
      <style:text-properties officeooo:rsid="00078918" officeooo:paragraph-rsid="00078918"/>
    </style:style>
    <style:style style:name="P11" style:family="paragraph" style:parent-style-name="Standard">
      <style:text-properties officeooo:rsid="0008ab9f" officeooo:paragraph-rsid="0008ab9f"/>
    </style:style>
    <style:style style:name="P12" style:family="paragraph" style:parent-style-name="Standard">
      <style:text-properties officeooo:rsid="000a7fb7" officeooo:paragraph-rsid="000a7fb7"/>
    </style:style>
    <style:style style:name="P13" style:family="paragraph" style:parent-style-name="Standard">
      <style:text-properties officeooo:rsid="0008ab9f" officeooo:paragraph-rsid="0008ab9f"/>
    </style:style>
    <style:style style:name="P14" style:family="paragraph" style:parent-style-name="Standard">
      <style:text-properties officeooo:rsid="000b50d2" officeooo:paragraph-rsid="000b50d2"/>
    </style:style>
    <style:style style:name="T1" style:family="text">
      <style:text-properties officeooo:rsid="00084a77"/>
    </style:style>
    <style:style style:name="T2" style:family="text">
      <style:text-properties officeooo:rsid="0008ab9f"/>
    </style:style>
    <style:style style:name="T3" style:family="text">
      <style:text-properties officeooo:rsid="00091f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енеджеры пакетов:</text:p>
      <text:p text:style-name="P1"/>
      <text:p text:style-name="P4">flatpak</text:p>
      <text:p text:style-name="P1"/>
      <text:p text:style-name="P6">просмотр удаленного каталога приложенй:</text:p>
      <text:p text:style-name="P6"/>
      <text:p text:style-name="P6">flatpak remotes</text:p>
      <text:p text:style-name="P6"/>
      <text:p text:style-name="P6">поиск приложения:</text:p>
      <text:p text:style-name="P6"/>
      <text:p text:style-name="P6">flatpak search &lt;имя пакета&gt;</text:p>
      <text:p text:style-name="P6">будет возвращено наименование пакета и его ID</text:p>
      <text:p text:style-name="P6"/>
      <text:p text:style-name="P6">установка пакета:</text:p>
      <text:p text:style-name="P6"/>
      <text:p text:style-name="P6">flatpak install flathub &lt;ID пакета&gt;</text:p>
      <text:p text:style-name="P6"/>
      <text:p text:style-name="P7">можно не указывать flathub, тогда при установке будет вопрос удаленного хранилища</text:p>
      <text:p text:style-name="P7"/>
      <text:p text:style-name="P7">запуск приложения:</text:p>
      <text:p text:style-name="P7"/>
      <text:p text:style-name="P7">flatpak run &lt;ID пакета&gt;</text:p>
      <text:p text:style-name="P6"/>
      <text:p text:style-name="P7">обновление пакета:</text:p>
      <text:p text:style-name="P7"/>
      <text:p text:style-name="P7">flatpak update</text:p>
      <text:p text:style-name="P7"/>
      <text:p text:style-name="P7">просмотр установленных пакетов:</text:p>
      <text:p text:style-name="P7"/>
      <text:p text:style-name="P7">flatpak list</text:p>
      <text:p text:style-name="P7"/>
      <text:p text:style-name="P7">удаление пакета:</text:p>
      <text:p text:style-name="P7"/>
      <text:p text:style-name="P7">flatpak uninstall &lt;ID пакета&gt;</text:p>
      <text:p text:style-name="P1"/>
      <text:p text:style-name="P7">для исправления каких-то проблем с установкой<text:tab/>:</text:p>
      <text:p text:style-name="P7"/>
      <text:p text:style-name="P7">flatpak repair</text:p>
      <text:p text:style-name="P7"/>
      <text:p text:style-name="P7">просмотр логов использования:</text:p>
      <text:p text:style-name="P7"/>
      <text:p text:style-name="P7">flatpak history</text:p>
      <text:p text:style-name="P1"/>
      <text:p text:style-name="P1"/>
      <text:p text:style-name="P4">snap</text:p>
      <text:p text:style-name="P1"/>
      <text:p text:style-name="P2"><text:soft-page-break/>установка snap:</text:p>
      <text:p text:style-name="P2"/>
      <text:p text:style-name="P2">sudo apt install snapd</text:p>
      <text:p text:style-name="P2"/>
      <text:p text:style-name="P3">установка пакета:</text:p>
      <text:p text:style-name="P2"/>
      <text:p text:style-name="P2">sudo snap install &lt;имя пакета&gt;</text:p>
      <text:p text:style-name="P2"/>
      <text:p text:style-name="P2">облновление пакета;</text:p>
      <text:p text:style-name="P2"/>
      <text:p text:style-name="P2">snap refresh &lt;имя пакета&gt;</text:p>
      <text:p text:style-name="P2"/>
      <text:p text:style-name="P2">или для обновления всех пакетов:</text:p>
      <text:p text:style-name="P2"/>
      <text:p text:style-name="P2">snap refresh</text:p>
      <text:p text:style-name="P2"/>
      <text:p text:style-name="P3">удаление пакета:</text:p>
      <text:p text:style-name="P2"/>
      <text:p text:style-name="P2">snap remove</text:p>
      <text:p text:style-name="P2"/>
      <text:p text:style-name="P2">просмотр установленных пакетов:</text:p>
      <text:p text:style-name="P2"/>
      <text:p text:style-name="P2">snap list</text:p>
      <text:p text:style-name="P2"/>
      <text:p text:style-name="P2">поиск пакетов:</text:p>
      <text:p text:style-name="P2"/>
      <text:p text:style-name="P2">snap find &lt;имя пакета&gt;</text:p>
      <text:p text:style-name="P2"/>
      <text:p text:style-name="P2">информация о пакете:</text:p>
      <text:p text:style-name="P2"/>
      <text:p text:style-name="P2">snap info &lt;имя пакета&gt;</text:p>
      <text:p text:style-name="P2"/>
      <text:p text:style-name="P2">откат обновления пакета:</text:p>
      <text:p text:style-name="P2"/>
      <text:p text:style-name="P2">snap revert &lt;имя пакета&gt;</text:p>
      <text:p text:style-name="P2"/>
      <text:p text:style-name="P3">запуск пакета:</text:p>
      <text:p text:style-name="P2"/>
      <text:p text:style-name="P2">snap run &lt;имя пакета&gt;</text:p>
      <text:p text:style-name="P2"/>
      <text:p text:style-name="P2"/>
      <text:p text:style-name="P2"/>
      <text:p text:style-name="P2"/>
      <text:p text:style-name="P1">Оба хранят в себе зависимости и делают установку программ независимо от окружения</text:p>
      <text:p text:style-name="P1"/>
      <text:p text:style-name="P1"/>
      <text:p text:style-name="P5"/>
      <text:p text:style-name="P5"><text:soft-page-break/>pacman</text:p>
      <text:p text:style-name="P10"/>
      <text:p text:style-name="P10">Пакетный менеджер в Manaro Linux</text:p>
      <text:p text:style-name="P10"/>
      <text:p text:style-name="P10"/>
      <text:p text:style-name="P10"><text:span text:style-name="T1">Вывод всех установленныъх пользователем</text:span> программы:</text:p>
      <text:p text:style-name="P10">pacman -Qe</text:p>
      <text:p text:style-name="P10"/>
      <text:p text:style-name="P10">Поиск по шаблону:</text:p>
      <text:p text:style-name="P10">pacman -Qe | grep &lt;программа для поиска&gt;</text:p>
      <text:p text:style-name="P10"/>
      <text:p text:style-name="P10"/>
      <text:p text:style-name="P10">Удаление программы:</text:p>
      <text:p text:style-name="P10">sud<text:span text:style-name="T2">o</text:span> pacman -R<text:span text:style-name="T3">s</text:span> &lt;программа для удаления&gt;</text:p>
      <text:p text:style-name="P10"/>
      <text:p text:style-name="P11">Установка программы:</text:p>
      <text:p text:style-name="P11">sudo pacman S &lt;программа для установки&gt;</text:p>
      <text:p text:style-name="P11"/>
      <text:p text:style-name="P14">Обновление содержимого репозиториев:</text:p>
      <text:p text:style-name="P14">sudo pacman -Sy</text:p>
      <text:p text:style-name="P11"/>
      <text:p text:style-name="P12">Обновление ВСЕХ пакетов в системе:</text:p>
      <text:p text:style-name="P9">pacman -Syu</text:p>
      <text:p text:style-name="P12"/>
      <text:p text:style-name="P12">Поиск пакетов в репозиториях:</text:p>
      <text:p text:style-name="P12">pacman -Ss '&lt;программа для поиска&gt;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7.2$Linux_X86_64 LibreOffice_project/60$Build-2</meta:generator>
    <dc:date>2024-07-02T15:50:24.576071447</dc:date>
    <meta:editing-duration>PT31M4S</meta:editing-duration>
    <meta:editing-cycles>12</meta:editing-cycles>
    <meta:document-statistic meta:table-count="0" meta:image-count="0" meta:object-count="0" meta:page-count="3" meta:paragraph-count="60" meta:word-count="210" meta:character-count="1485" meta:non-whitespace-character-count="1335"/>
  </office:meta>
</office:document-meta>
</file>